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じゃブロンシュ、手錠のカギを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？　カ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れ～？　カラットさま、持ってない？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ブロンシュが持ってたんじゃ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！！　ヴィスティだ！　そう言えば
あいつが持ってたんだっ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～。　ってこと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ぁっ！　な、な、なんとかして
くださいよお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・・・も、もう・・・我慢できない・・・っ！！
漏れ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</text:p>
          </table:table-cell>
          <table:table-cell table:style-name="ce0" office:value-type="string">
            <text:p>Map220</text:p>
          </table:table-cell>
          <table:table-cell table:style-name="ce0"/>
          <table:table-cell table:style-name="ce0" office:value-type="string">
            <text:p>Ummm...</text:p>
          </table:table-cell>
          <table:table-cell table:number-columns-repeated="1020"/>
        </table:table-row>
        <table:table-row>
          <table:table-cell table:style-name="ce0" office:value-type="string">
            <text:p>あれだ、ヴィスティが戻って来るまで頑張れ。
ファイト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うぅ・・・っ！！　だ、だれか・・・助け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6+01:00</meta:creation-date>
    <dc:date>2019-12-14T19:37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